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4856" calcext:value-type="float">
            <text:p>81.5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0136" calcext:value-type="float">
            <text:p>81.8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2768" calcext:value-type="float">
            <text:p>81.5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8128" calcext:value-type="float">
            <text:p>82.5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201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8128" calcext:value-type="float">
            <text:p>82.5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7816" calcext:value-type="float">
            <text:p>82.3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201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200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200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0992" calcext:value-type="float">
            <text:p>81.8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200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78" calcext:value-type="float">
            <text:p>81.4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199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8032" calcext:value-type="float">
            <text:p>81.0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6112" calcext:value-type="float">
            <text:p>80.9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824" calcext:value-type="float">
            <text:p>81.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198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0064" calcext:value-type="float">
            <text:p>83.5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1986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198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0384" calcext:value-type="float">
            <text:p>82.3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198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198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198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7176" calcext:value-type="float">
            <text:p>81.0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197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6592" calcext:value-type="float">
            <text:p>80.9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197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9456" calcext:value-type="float">
            <text:p>80.2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197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197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84" calcext:value-type="float">
            <text:p>82.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197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197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197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7696" calcext:value-type="float">
            <text:p>81.3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197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224" calcext:value-type="float">
            <text:p>82.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802</text:p>
          </table:table-cell>
          <table:table-cell office:value-type="string" calcext:value-type="string">
            <text:p>Fossil Rim Wildlife Park</text:p>
          </table:table-cell>
          <table:table-cell office:value-type="string" calcext:value-type="string">
            <text:p>196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